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90000015CE0EC89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svg:stroke-width="0.203cm" draw:marker-start-width="0.503cm" draw:marker-end="Arrowheads_20_1" draw:marker-end-width="0.503cm" draw:fill="none" draw:textarea-vertical-align="middle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39cm" svg:height="1.27cm" svg:x="1.324cm" svg:y="1.21cm">
          <text:p text:style-name="P1">Vertex-Array (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85cm" svg:height="1.27cm" svg:x="1.197cm" svg:y="3.523cm">
          <text:p text:style-name="P1">Vertex-Shader (2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58cm" svg:height="1.27cm" svg:x="1.324cm" svg:y="5.823cm">
          <text:p text:style-name="P1">Dreiecks-Assembly (3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58cm" svg:height="1.27cm" svg:x="1.324cm" svg:y="8.123cm">
          <text:p text:style-name="P1">Rasterisierung (4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58cm" svg:height="1.27cm" svg:x="1.324cm" svg:y="10.423cm">
          <text:p text:style-name="P1">Fragment-Shader (5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358cm" svg:height="1.27cm" svg:x="1.324cm" svg:y="12.723cm">
          <text:p text:style-name="P1">Framebuffer (6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53cm" svg:y1="2.48cm" svg:x2="4.88cm" svg:y2="3.496cm">
          <text:p/>
        </draw:line>
        <draw:line draw:style-name="gr2" draw:text-style-name="P1" draw:layer="layout" svg:x1="4.88cm" svg:y1="4.766cm" svg:x2="4.88cm" svg:y2="5.782cm">
          <text:p/>
        </draw:line>
        <draw:line draw:style-name="gr2" draw:text-style-name="P1" draw:layer="layout" svg:x1="4.88cm" svg:y1="7.079cm" svg:x2="4.88cm" svg:y2="8.095cm">
          <text:p/>
        </draw:line>
        <draw:line draw:style-name="gr2" draw:text-style-name="P1" draw:layer="layout" svg:x1="4.88cm" svg:y1="9.428cm" svg:x2="4.88cm" svg:y2="10.444cm">
          <text:p/>
        </draw:line>
        <draw:line draw:style-name="gr2" draw:text-style-name="P1" draw:layer="layout" svg:x1="4.88cm" svg:y1="11.677cm" svg:x2="4.88cm" svg:y2="12.693cm">
          <text:p/>
        </draw:line>
        <draw:frame draw:style-name="gr3" draw:text-style-name="P1" draw:layer="layout" svg:width="3.81cm" svg:height="3.124cm" svg:x="12.5cm" svg:y="11.624cm">
          <draw:image xlink:href="Pictures/10000201000001A90000015CE0EC89D9.png" xlink:type="simple" xlink:show="embed" xlink:actuate="onLoad">
            <text:p/>
          </draw:image>
        </draw:frame>
        <draw:line draw:style-name="gr2" draw:text-style-name="P1" draw:layer="layout" svg:x1="8.69cm" svg:y1="13.275cm" svg:x2="12.5cm" svg:y2="13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26cm" fo:page-height="16.0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i </meta:initial-creator>
    <meta:creation-date>2014-09-30T14:08:42.500849041</meta:creation-date>
    <dc:date>2014-09-30T14:33:37.243193036</dc:date>
    <dc:creator>willi </dc:creator>
    <meta:editing-duration>PT9M44S</meta:editing-duration>
    <meta:editing-cycles>1</meta:editing-cycles>
    <meta:document-statistic meta:object-count="13"/>
    <meta:generator>LibreOffice/4.2.6.3$Linux_X86_64 LibreOffice_project/420m0$Build-3</meta:generator>
  </office:meta>
</office:document-meta>
</file>